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information about project files">
        <table:table-row>
          <table:table-cell office:value-type="string" table:style-name="Table Contents">
            <text:p>1</text:p>
          </table:table-cell>
          <table:table-cell office:value-type="string" table:style-name="Table Contents">
            <text:p>Program.cs</text:p>
          </table:table-cell>
          <table:table-cell office:value-type="string" table:style-name="Table Contents">
            <text:p>2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</text:p>
          </table:table-cell>
          <table:table-cell office:value-type="string" table:style-name="Table Contents">
            <text:p>App.axaml.cs</text:p>
          </table:table-cell>
          <table:table-cell office:value-type="string" table:style-name="Table Contents">
            <text:p>89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3</text:p>
          </table:table-cell>
          <table:table-cell office:value-type="string" table:style-name="Table Contents">
            <text:p>ViewLocator.cs</text:p>
          </table:table-cell>
          <table:table-cell office:value-type="string" table:style-name="Table Contents">
            <text:p>2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4</text:p>
          </table:table-cell>
          <table:table-cell office:value-type="string" table:style-name="Table Contents">
            <text:p>App.axaml</text:p>
          </table:table-cell>
          <table:table-cell office:value-type="string" table:style-name="Table Contents">
            <text:p>76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5</text:p>
          </table:table-cell>
          <table:table-cell office:value-type="string" table:style-name="Table Contents">
            <text:p>MainWindow.axaml.cs</text:p>
          </table:table-cell>
          <table:table-cell office:value-type="string" table:style-name="Table Contents">
            <text:p>72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6</text:p>
          </table:table-cell>
          <table:table-cell office:value-type="string" table:style-name="Table Contents">
            <text:p>MainWindow.axaml</text:p>
          </table:table-cell>
          <table:table-cell office:value-type="string" table:style-name="Table Contents">
            <text:p>56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7</text:p>
          </table:table-cell>
          <table:table-cell office:value-type="string" table:style-name="Table Contents">
            <text:p>MainMenuPage.axaml</text:p>
          </table:table-cell>
          <table:table-cell office:value-type="string" table:style-name="Table Contents">
            <text:p>51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8</text:p>
          </table:table-cell>
          <table:table-cell office:value-type="string" table:style-name="Table Contents">
            <text:p>AuthorizationMenuPage.axaml</text:p>
          </table:table-cell>
          <table:table-cell office:value-type="string" table:style-name="Table Contents">
            <text:p>46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9</text:p>
          </table:table-cell>
          <table:table-cell office:value-type="string" table:style-name="Table Contents">
            <text:p>VerificationOfPreviouslyEnteredRacersPage.axaml</text:p>
          </table:table-cell>
          <table:table-cell office:value-type="string" table:style-name="Table Contents">
            <text:p>29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0</text:p>
          </table:table-cell>
          <table:table-cell office:value-type="string" table:style-name="Table Contents">
            <text:p>RacerRegistration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1</text:p>
          </table:table-cell>
          <table:table-cell office:value-type="string" table:style-name="Table Contents">
            <text:p>VerificationOfPreviouslyEnteredRacersPage.axaml.cs</text:p>
          </table:table-cell>
          <table:table-cell office:value-type="string" table:style-name="Table Contents">
            <text:p>18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</text:p>
          </table:table-cell>
          <table:table-cell office:value-type="string" table:style-name="Table Contents">
            <text:p>MainMenu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</text:p>
          </table:table-cell>
          <table:table-cell office:value-type="string" table:style-name="Table Contents">
            <text:p>RacerRegistrationPage.axaml</text:p>
          </table:table-cell>
          <table:table-cell office:value-type="string" table:style-name="Table Contents">
            <text:p>118</text:p>
          </table:table-cell>
          <table:table-cell office:value-type="string" table:style-name="Table Contents">
            <text:p>7</text:p>
          </table:table-cell>
        </table:table-row>
        <table:table-row>
          <table:table-cell office:value-type="string" table:style-name="Table Contents">
            <text:p>14</text:p>
          </table:table-cell>
          <table:table-cell office:value-type="string" table:style-name="Table Contents">
            <text:p>AuthorizationMenu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5</text:p>
          </table:table-cell>
          <table:table-cell office:value-type="string" table:style-name="Table Contents">
            <text:p>ConfirmationOfSponsorshipPage.axaml</text:p>
          </table:table-cell>
          <table:table-cell office:value-type="string" table:style-name="Table Contents">
            <text:p>26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6</text:p>
          </table:table-cell>
          <table:table-cell office:value-type="string" table:style-name="Table Contents">
            <text:p>SponsorOfRacersPage.axaml</text:p>
          </table:table-cell>
          <table:table-cell office:value-type="string" table:style-name="Table Contents">
            <text:p>152</text:p>
          </table:table-cell>
          <table:table-cell office:value-type="string" table:style-name="Table Contents">
            <text:p>9</text:p>
          </table:table-cell>
        </table:table-row>
        <table:table-row>
          <table:table-cell office:value-type="string" table:style-name="Table Contents">
            <text:p>17</text:p>
          </table:table-cell>
          <table:table-cell office:value-type="string" table:style-name="Table Contents">
            <text:p>SponsorOfRacers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8</text:p>
          </table:table-cell>
          <table:table-cell office:value-type="string" table:style-name="Table Contents">
            <text:p>ConfirmationOfSponsorship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9</text:p>
          </table:table-cell>
          <table:table-cell office:value-type="string" table:style-name="Table Contents">
            <text:p>RacerMenu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0</text:p>
          </table:table-cell>
          <table:table-cell office:value-type="string" table:style-name="Table Contents">
            <text:p>MyResults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1</text:p>
          </table:table-cell>
          <table:table-cell office:value-type="string" table:style-name="Table Contents">
            <text:p>ConfirmationOfRacerRegistrationPage.axaml.cs</text:p>
          </table:table-cell>
          <table:table-cell office:value-type="string" table:style-name="Table Contents">
            <text:p>18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2</text:p>
          </table:table-cell>
          <table:table-cell office:value-type="string" table:style-name="Table Contents">
            <text:p>MySponsorsPage.axaml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23</text:p>
          </table:table-cell>
          <table:table-cell office:value-type="string" table:style-name="Table Contents">
            <text:p>RaceRegistrationPage.axaml</text:p>
          </table:table-cell>
          <table:table-cell office:value-type="string" table:style-name="Table Contents">
            <text:p>132</text:p>
          </table:table-cell>
          <table:table-cell office:value-type="string" table:style-name="Table Contents">
            <text:p>7</text:p>
          </table:table-cell>
        </table:table-row>
        <table:table-row>
          <table:table-cell office:value-type="string" table:style-name="Table Contents">
            <text:p>24</text:p>
          </table:table-cell>
          <table:table-cell office:value-type="string" table:style-name="Table Contents">
            <text:p>ProfileEditingPage.axaml</text:p>
          </table:table-cell>
          <table:table-cell office:value-type="string" table:style-name="Table Contents">
            <text:p>119</text:p>
          </table:table-cell>
          <table:table-cell office:value-type="string" table:style-name="Table Contents">
            <text:p>7</text:p>
          </table:table-cell>
        </table:table-row>
        <table:table-row>
          <table:table-cell office:value-type="string" table:style-name="Table Contents">
            <text:p>25</text:p>
          </table:table-cell>
          <table:table-cell office:value-type="string" table:style-name="Table Contents">
            <text:p>ProfileEditing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6</text:p>
          </table:table-cell>
          <table:table-cell office:value-type="string" table:style-name="Table Contents">
            <text:p>InformationAboutContactsWindow.axaml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27</text:p>
          </table:table-cell>
          <table:table-cell office:value-type="string" table:style-name="Table Contents">
            <text:p>MySponsors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8</text:p>
          </table:table-cell>
          <table:table-cell office:value-type="string" table:style-name="Table Contents">
            <text:p>InformationAboutContactsWindow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29</text:p>
          </table:table-cell>
          <table:table-cell office:value-type="string" table:style-name="Table Contents">
            <text:p>InformationAboutCharityWindow.axaml</text:p>
          </table:table-cell>
          <table:table-cell office:value-type="string" table:style-name="Table Contents">
            <text:p>35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30</text:p>
          </table:table-cell>
          <table:table-cell office:value-type="string" table:style-name="Table Contents">
            <text:p>RaceRegistration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31</text:p>
          </table:table-cell>
          <table:table-cell office:value-type="string" table:style-name="Table Contents">
            <text:p>RacerMenuPage.axaml</text:p>
          </table:table-cell>
          <table:table-cell office:value-type="string" table:style-name="Table Contents">
            <text:p>32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32</text:p>
          </table:table-cell>
          <table:table-cell office:value-type="string" table:style-name="Table Contents">
            <text:p>ConfirmationOfRacerRegistrationPage.axaml</text:p>
          </table:table-cell>
          <table:table-cell office:value-type="string" table:style-name="Table Contents">
            <text:p>21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33</text:p>
          </table:table-cell>
          <table:table-cell office:value-type="string" table:style-name="Table Contents">
            <text:p>InformationAboutCharityWindow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34</text:p>
          </table:table-cell>
          <table:table-cell office:value-type="string" table:style-name="Table Contents">
            <text:p>MyResultsPage.axaml</text:p>
          </table:table-cell>
          <table:table-cell office:value-type="string" table:style-name="Table Contents">
            <text:p>98</text:p>
          </table:table-cell>
          <table:table-cell office:value-type="string" table:style-name="Table Contents">
            <text:p>6</text:p>
          </table:table-cell>
        </table:table-row>
        <table:table-row>
          <table:table-cell office:value-type="string" table:style-name="Table Contents">
            <text:p>35</text:p>
          </table:table-cell>
          <table:table-cell office:value-type="string" table:style-name="Table Contents">
            <text:p>RaceMapPage.axaml</text:p>
          </table:table-cell>
          <table:table-cell office:value-type="string" table:style-name="Table Contents">
            <text:p>20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36</text:p>
          </table:table-cell>
          <table:table-cell office:value-type="string" table:style-name="Table Contents">
            <text:p>PastRaceResults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37</text:p>
          </table:table-cell>
          <table:table-cell office:value-type="string" table:style-name="Table Contents">
            <text:p>CharityListPage.axaml</text:p>
          </table:table-cell>
          <table:table-cell office:value-type="string" table:style-name="Table Contents">
            <text:p>46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38</text:p>
          </table:table-cell>
          <table:table-cell office:value-type="string" table:style-name="Table Contents">
            <text:p>RaceMap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39</text:p>
          </table:table-cell>
          <table:table-cell office:value-type="string" table:style-name="Table Contents">
            <text:p>KartSkills2017Page.axaml</text:p>
          </table:table-cell>
          <table:table-cell office:value-type="string" table:style-name="Table Contents">
            <text:p>84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40</text:p>
          </table:table-cell>
          <table:table-cell office:value-type="string" table:style-name="Table Contents">
            <text:p>KartSkills2017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41</text:p>
          </table:table-cell>
          <table:table-cell office:value-type="string" table:style-name="Table Contents">
            <text:p>DetailedInformationPage.axaml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42</text:p>
          </table:table-cell>
          <table:table-cell office:value-type="string" table:style-name="Table Contents">
            <text:p>RacerCardWindow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43</text:p>
          </table:table-cell>
          <table:table-cell office:value-type="string" table:style-name="Table Contents">
            <text:p>PastRaceResultsPage.axaml</text:p>
          </table:table-cell>
          <table:table-cell office:value-type="string" table:style-name="Table Contents">
            <text:p>118</text:p>
          </table:table-cell>
          <table:table-cell office:value-type="string" table:style-name="Table Contents">
            <text:p>6</text:p>
          </table:table-cell>
        </table:table-row>
        <table:table-row>
          <table:table-cell office:value-type="string" table:style-name="Table Contents">
            <text:p>44</text:p>
          </table:table-cell>
          <table:table-cell office:value-type="string" table:style-name="Table Contents">
            <text:p>CharityList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45</text:p>
          </table:table-cell>
          <table:table-cell office:value-type="string" table:style-name="Table Contents">
            <text:p>DetailedInformation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46</text:p>
          </table:table-cell>
          <table:table-cell office:value-type="string" table:style-name="Table Contents">
            <text:p>RacerCardWindow.axaml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47</text:p>
          </table:table-cell>
          <table:table-cell office:value-type="string" table:style-name="Table Contents">
            <text:p>InventoryIncomingPage.axaml</text:p>
          </table:table-cell>
          <table:table-cell office:value-type="string" table:style-name="Table Contents">
            <text:p>82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48</text:p>
          </table:table-cell>
          <table:table-cell office:value-type="string" table:style-name="Table Contents">
            <text:p>CharityControlPage.axaml</text:p>
          </table:table-cell>
          <table:table-cell office:value-type="string" table:style-name="Table Contents">
            <text:p>76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49</text:p>
          </table:table-cell>
          <table:table-cell office:value-type="string" table:style-name="Table Contents">
            <text:p>CharityControl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50</text:p>
          </table:table-cell>
          <table:table-cell office:value-type="string" table:style-name="Table Contents">
            <text:p>VolunteerLoad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51</text:p>
          </table:table-cell>
          <table:table-cell office:value-type="string" table:style-name="Table Contents">
            <text:p>InventoryIncoming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52</text:p>
          </table:table-cell>
          <table:table-cell office:value-type="string" table:style-name="Table Contents">
            <text:p>AdministratorMenuPage.axaml</text:p>
          </table:table-cell>
          <table:table-cell office:value-type="string" table:style-name="Table Contents">
            <text:p>32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53</text:p>
          </table:table-cell>
          <table:table-cell office:value-type="string" table:style-name="Table Contents">
            <text:p>InventoryPage.axaml</text:p>
          </table:table-cell>
          <table:table-cell office:value-type="string" table:style-name="Table Contents">
            <text:p>182</text:p>
          </table:table-cell>
          <table:table-cell office:value-type="string" table:style-name="Table Contents">
            <text:p>10</text:p>
          </table:table-cell>
        </table:table-row>
        <table:table-row>
          <table:table-cell office:value-type="string" table:style-name="Table Contents">
            <text:p>54</text:p>
          </table:table-cell>
          <table:table-cell office:value-type="string" table:style-name="Table Contents">
            <text:p>UserEditing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55</text:p>
          </table:table-cell>
          <table:table-cell office:value-type="string" table:style-name="Table Contents">
            <text:p>VolunteerLoadPage.axaml</text:p>
          </table:table-cell>
          <table:table-cell office:value-type="string" table:style-name="Table Contents">
            <text:p>39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56</text:p>
          </table:table-cell>
          <table:table-cell office:value-type="string" table:style-name="Table Contents">
            <text:p>ReportPrintPage.axaml</text:p>
          </table:table-cell>
          <table:table-cell office:value-type="string" table:style-name="Table Contents">
            <text:p>39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57</text:p>
          </table:table-cell>
          <table:table-cell office:value-type="string" table:style-name="Table Contents">
            <text:p>UserControl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58</text:p>
          </table:table-cell>
          <table:table-cell office:value-type="string" table:style-name="Table Contents">
            <text:p>UserControlPage.axaml</text:p>
          </table:table-cell>
          <table:table-cell office:value-type="string" table:style-name="Table Contents">
            <text:p>83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59</text:p>
          </table:table-cell>
          <table:table-cell office:value-type="string" table:style-name="Table Contents">
            <text:p>UserAddingPage.axaml</text:p>
          </table:table-cell>
          <table:table-cell office:value-type="string" table:style-name="Table Contents">
            <text:p>73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60</text:p>
          </table:table-cell>
          <table:table-cell office:value-type="string" table:style-name="Table Contents">
            <text:p>CharityAddingOrEditingPage.axaml</text:p>
          </table:table-cell>
          <table:table-cell office:value-type="string" table:style-name="Table Contents">
            <text:p>67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61</text:p>
          </table:table-cell>
          <table:table-cell office:value-type="string" table:style-name="Table Contents">
            <text:p>CharityAddingOrEditing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2</text:p>
          </table:table-cell>
          <table:table-cell office:value-type="string" table:style-name="Table Contents">
            <text:p>ReportPrint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3</text:p>
          </table:table-cell>
          <table:table-cell office:value-type="string" table:style-name="Table Contents">
            <text:p>VolunteerControl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4</text:p>
          </table:table-cell>
          <table:table-cell office:value-type="string" table:style-name="Table Contents">
            <text:p>VolunteerControlPage.axaml</text:p>
          </table:table-cell>
          <table:table-cell office:value-type="string" table:style-name="Table Contents">
            <text:p>67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65</text:p>
          </table:table-cell>
          <table:table-cell office:value-type="string" table:style-name="Table Contents">
            <text:p>Inventory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6</text:p>
          </table:table-cell>
          <table:table-cell office:value-type="string" table:style-name="Table Contents">
            <text:p>UserEditingPage.axaml</text:p>
          </table:table-cell>
          <table:table-cell office:value-type="string" table:style-name="Table Contents">
            <text:p>74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67</text:p>
          </table:table-cell>
          <table:table-cell office:value-type="string" table:style-name="Table Contents">
            <text:p>UserAdding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8</text:p>
          </table:table-cell>
          <table:table-cell office:value-type="string" table:style-name="Table Contents">
            <text:p>AdministratorMenu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69</text:p>
          </table:table-cell>
          <table:table-cell office:value-type="string" table:style-name="Table Contents">
            <text:p>EditingOfProfile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70</text:p>
          </table:table-cell>
          <table:table-cell office:value-type="string" table:style-name="Table Contents">
            <text:p>SponsorView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71</text:p>
          </table:table-cell>
          <table:table-cell office:value-type="string" table:style-name="Table Contents">
            <text:p>ControlOfUser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72</text:p>
          </table:table-cell>
          <table:table-cell office:value-type="string" table:style-name="Table Contents">
            <text:p>CoordinatorMenu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73</text:p>
          </table:table-cell>
          <table:table-cell office:value-type="string" table:style-name="Table Contents">
            <text:p>RacerControlPage.axaml</text:p>
          </table:table-cell>
          <table:table-cell office:value-type="string" table:style-name="Table Contents">
            <text:p>82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74</text:p>
          </table:table-cell>
          <table:table-cell office:value-type="string" table:style-name="Table Contents">
            <text:p>SponsorViewPage.axaml</text:p>
          </table:table-cell>
          <table:table-cell office:value-type="string" table:style-name="Table Contents">
            <text:p>44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75</text:p>
          </table:table-cell>
          <table:table-cell office:value-type="string" table:style-name="Table Contents">
            <text:p>EditingOfProfilePage.axaml</text:p>
          </table:table-cell>
          <table:table-cell office:value-type="string" table:style-name="Table Contents">
            <text:p>130</text:p>
          </table:table-cell>
          <table:table-cell office:value-type="string" table:style-name="Table Contents">
            <text:p>8</text:p>
          </table:table-cell>
        </table:table-row>
        <table:table-row>
          <table:table-cell office:value-type="string" table:style-name="Table Contents">
            <text:p>76</text:p>
          </table:table-cell>
          <table:table-cell office:value-type="string" table:style-name="Table Contents">
            <text:p>CoordinatorMenuPage.axaml</text:p>
          </table:table-cell>
          <table:table-cell office:value-type="string" table:style-name="Table Contents">
            <text:p>24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77</text:p>
          </table:table-cell>
          <table:table-cell office:value-type="string" table:style-name="Table Contents">
            <text:p>RacerControlPage.axaml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78</text:p>
          </table:table-cell>
          <table:table-cell office:value-type="string" table:style-name="Table Contents">
            <text:p>ControlOfUserPage.axaml</text:p>
          </table:table-cell>
          <table:table-cell office:value-type="string" table:style-name="Table Contents">
            <text:p>105</text:p>
          </table:table-cell>
          <table:table-cell office:value-type="string" table:style-name="Table Contents">
            <text:p>6</text:p>
          </table:table-cell>
        </table:table-row>
        <table:table-row>
          <table:table-cell office:value-type="string" table:style-name="Table Contents">
            <text:p>79</text:p>
          </table:table-cell>
          <table:table-cell office:value-type="string" table:style-name="Table Contents">
            <text:p>TextValueCoverter.cs</text:p>
          </table:table-cell>
          <table:table-cell office:value-type="string" table:style-name="Table Contents">
            <text:p>65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80</text:p>
          </table:table-cell>
          <table:table-cell office:value-type="string" table:style-name="Table Contents">
            <text:p>BitmapValueConverter.cs</text:p>
          </table:table-cell>
          <table:table-cell office:value-type="string" table:style-name="Table Contents">
            <text:p>51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81</text:p>
          </table:table-cell>
          <table:table-cell office:value-type="string" table:style-name="Table Contents">
            <text:p>MainMenuPageViewModel.cs</text:p>
          </table:table-cell>
          <table:table-cell office:value-type="string" table:style-name="Table Contents">
            <text:p>27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82</text:p>
          </table:table-cell>
          <table:table-cell office:value-type="string" table:style-name="Table Contents">
            <text:p>ConfirmationOfSponsorshipPageViewModel.cs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83</text:p>
          </table:table-cell>
          <table:table-cell office:value-type="string" table:style-name="Table Contents">
            <text:p>RacerRegistrationPageViewModel.cs</text:p>
          </table:table-cell>
          <table:table-cell office:value-type="string" table:style-name="Table Contents">
            <text:p>135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84</text:p>
          </table:table-cell>
          <table:table-cell office:value-type="string" table:style-name="Table Contents">
            <text:p>Singleton.cs</text:p>
          </table:table-cell>
          <table:table-cell office:value-type="string" table:style-name="Table Contents">
            <text:p>13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85</text:p>
          </table:table-cell>
          <table:table-cell office:value-type="string" table:style-name="Table Contents">
            <text:p>IPageNavigation.cs</text:p>
          </table:table-cell>
          <table:table-cell office:value-type="string" table:style-name="Table Contents">
            <text:p>48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86</text:p>
          </table:table-cell>
          <table:table-cell office:value-type="string" table:style-name="Table Contents">
            <text:p>AuthorizationMenuPageViewModel.cs</text:p>
          </table:table-cell>
          <table:table-cell office:value-type="string" table:style-name="Table Contents">
            <text:p>70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87</text:p>
          </table:table-cell>
          <table:table-cell office:value-type="string" table:style-name="Table Contents">
            <text:p>ViewModelBase.cs</text:p>
          </table:table-cell>
          <table:table-cell office:value-type="string" table:style-name="Table Contents">
            <text:p>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88</text:p>
          </table:table-cell>
          <table:table-cell office:value-type="string" table:style-name="Table Contents">
            <text:p>MainWindowViewModel.cs</text:p>
          </table:table-cell>
          <table:table-cell office:value-type="string" table:style-name="Table Contents">
            <text:p>387</text:p>
          </table:table-cell>
          <table:table-cell office:value-type="string" table:style-name="Table Contents">
            <text:p>14</text:p>
          </table:table-cell>
        </table:table-row>
        <table:table-row>
          <table:table-cell office:value-type="string" table:style-name="Table Contents">
            <text:p>89</text:p>
          </table:table-cell>
          <table:table-cell office:value-type="string" table:style-name="Table Contents">
            <text:p>SponsorOfRacersPageViewModel.cs</text:p>
          </table:table-cell>
          <table:table-cell office:value-type="string" table:style-name="Table Contents">
            <text:p>142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90</text:p>
          </table:table-cell>
          <table:table-cell office:value-type="string" table:style-name="Table Contents">
            <text:p>VerificationOfPreviouslyEnteredRacersPageViewModel.cs</text:p>
          </table:table-cell>
          <table:table-cell office:value-type="string" table:style-name="Table Contents">
            <text:p>22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91</text:p>
          </table:table-cell>
          <table:table-cell office:value-type="string" table:style-name="Table Contents">
            <text:p>InformationAboutContactsWindowViewModel.cs</text:p>
          </table:table-cell>
          <table:table-cell office:value-type="string" table:style-name="Table Contents">
            <text:p>1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92</text:p>
          </table:table-cell>
          <table:table-cell office:value-type="string" table:style-name="Table Contents">
            <text:p>RacerMenuPageViewModel.cs</text:p>
          </table:table-cell>
          <table:table-cell office:value-type="string" table:style-name="Table Contents">
            <text:p>37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93</text:p>
          </table:table-cell>
          <table:table-cell office:value-type="string" table:style-name="Table Contents">
            <text:p>RaceRegistrationPageViewModel.cs</text:p>
          </table:table-cell>
          <table:table-cell office:value-type="string" table:style-name="Table Contents">
            <text:p>170</text:p>
          </table:table-cell>
          <table:table-cell office:value-type="string" table:style-name="Table Contents">
            <text:p>6</text:p>
          </table:table-cell>
        </table:table-row>
        <table:table-row>
          <table:table-cell office:value-type="string" table:style-name="Table Contents">
            <text:p>94</text:p>
          </table:table-cell>
          <table:table-cell office:value-type="string" table:style-name="Table Contents">
            <text:p>MySponsorsPageViewModel.cs</text:p>
          </table:table-cell>
          <table:table-cell office:value-type="string" table:style-name="Table Contents">
            <text:p>46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95</text:p>
          </table:table-cell>
          <table:table-cell office:value-type="string" table:style-name="Table Contents">
            <text:p>MyResultsPageViewModel.cs</text:p>
          </table:table-cell>
          <table:table-cell office:value-type="string" table:style-name="Table Contents">
            <text:p>234</text:p>
          </table:table-cell>
          <table:table-cell office:value-type="string" table:style-name="Table Contents">
            <text:p>10</text:p>
          </table:table-cell>
        </table:table-row>
        <table:table-row>
          <table:table-cell office:value-type="string" table:style-name="Table Contents">
            <text:p>96</text:p>
          </table:table-cell>
          <table:table-cell office:value-type="string" table:style-name="Table Contents">
            <text:p>InformationAboutCharityWindowViewModel.cs</text:p>
          </table:table-cell>
          <table:table-cell office:value-type="string" table:style-name="Table Contents">
            <text:p>43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97</text:p>
          </table:table-cell>
          <table:table-cell office:value-type="string" table:style-name="Table Contents">
            <text:p>ProfileEditingPageViewModel.cs</text:p>
          </table:table-cell>
          <table:table-cell office:value-type="string" table:style-name="Table Contents">
            <text:p>162</text:p>
          </table:table-cell>
          <table:table-cell office:value-type="string" table:style-name="Table Contents">
            <text:p>6</text:p>
          </table:table-cell>
        </table:table-row>
        <table:table-row>
          <table:table-cell office:value-type="string" table:style-name="Table Contents">
            <text:p>98</text:p>
          </table:table-cell>
          <table:table-cell office:value-type="string" table:style-name="Table Contents">
            <text:p>ConfirmationOfRacerRegistrationPageViewModel.cs</text:p>
          </table:table-cell>
          <table:table-cell office:value-type="string" table:style-name="Table Contents">
            <text:p>20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99</text:p>
          </table:table-cell>
          <table:table-cell office:value-type="string" table:style-name="Table Contents">
            <text:p>DetailedInformationPageViewModel.cs</text:p>
          </table:table-cell>
          <table:table-cell office:value-type="string" table:style-name="Table Contents">
            <text:p>2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00</text:p>
          </table:table-cell>
          <table:table-cell office:value-type="string" table:style-name="Table Contents">
            <text:p>CharityListPageViewModel.cs</text:p>
          </table:table-cell>
          <table:table-cell office:value-type="string" table:style-name="Table Contents">
            <text:p>4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01</text:p>
          </table:table-cell>
          <table:table-cell office:value-type="string" table:style-name="Table Contents">
            <text:p>RaceMapPageViewModel.cs</text:p>
          </table:table-cell>
          <table:table-cell office:value-type="string" table:style-name="Table Contents">
            <text:p>1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02</text:p>
          </table:table-cell>
          <table:table-cell office:value-type="string" table:style-name="Table Contents">
            <text:p>RacerCardWindowViewModel.cs</text:p>
          </table:table-cell>
          <table:table-cell office:value-type="string" table:style-name="Table Contents">
            <text:p>41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03</text:p>
          </table:table-cell>
          <table:table-cell office:value-type="string" table:style-name="Table Contents">
            <text:p>KartSkills2017PageViewModel.cs</text:p>
          </table:table-cell>
          <table:table-cell office:value-type="string" table:style-name="Table Contents">
            <text:p>2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04</text:p>
          </table:table-cell>
          <table:table-cell office:value-type="string" table:style-name="Table Contents">
            <text:p>PastRaceResultsPageViewModel.cs</text:p>
          </table:table-cell>
          <table:table-cell office:value-type="string" table:style-name="Table Contents">
            <text:p>166</text:p>
          </table:table-cell>
          <table:table-cell office:value-type="string" table:style-name="Table Contents">
            <text:p>7</text:p>
          </table:table-cell>
        </table:table-row>
        <table:table-row>
          <table:table-cell office:value-type="string" table:style-name="Table Contents">
            <text:p>105</text:p>
          </table:table-cell>
          <table:table-cell office:value-type="string" table:style-name="Table Contents">
            <text:p>UserEditingPageViewModel.cs</text:p>
          </table:table-cell>
          <table:table-cell office:value-type="string" table:style-name="Table Contents">
            <text:p>57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06</text:p>
          </table:table-cell>
          <table:table-cell office:value-type="string" table:style-name="Table Contents">
            <text:p>AdministratorMenuPageViewModel.cs</text:p>
          </table:table-cell>
          <table:table-cell office:value-type="string" table:style-name="Table Contents">
            <text:p>26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07</text:p>
          </table:table-cell>
          <table:table-cell office:value-type="string" table:style-name="Table Contents">
            <text:p>VolunteerLoadPageViewModel.cs</text:p>
          </table:table-cell>
          <table:table-cell office:value-type="string" table:style-name="Table Contents">
            <text:p>62</text:p>
          </table:table-cell>
          <table:table-cell office:value-type="string" table:style-name="Table Contents">
            <text:p>3</text:p>
          </table:table-cell>
        </table:table-row>
        <table:table-row>
          <table:table-cell office:value-type="string" table:style-name="Table Contents">
            <text:p>108</text:p>
          </table:table-cell>
          <table:table-cell office:value-type="string" table:style-name="Table Contents">
            <text:p>UserControlPageViewModel.cs</text:p>
          </table:table-cell>
          <table:table-cell office:value-type="string" table:style-name="Table Contents">
            <text:p>92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109</text:p>
          </table:table-cell>
          <table:table-cell office:value-type="string" table:style-name="Table Contents">
            <text:p>InventoryPageViewModel.cs</text:p>
          </table:table-cell>
          <table:table-cell office:value-type="string" table:style-name="Table Contents">
            <text:p>126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110</text:p>
          </table:table-cell>
          <table:table-cell office:value-type="string" table:style-name="Table Contents">
            <text:p>CharityControlPageViewModel.cs</text:p>
          </table:table-cell>
          <table:table-cell office:value-type="string" table:style-name="Table Contents">
            <text:p>54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11</text:p>
          </table:table-cell>
          <table:table-cell office:value-type="string" table:style-name="Table Contents">
            <text:p>CharityAddingOrEditingPageViewModel.cs</text:p>
          </table:table-cell>
          <table:table-cell office:value-type="string" table:style-name="Table Contents">
            <text:p>158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112</text:p>
          </table:table-cell>
          <table:table-cell office:value-type="string" table:style-name="Table Contents">
            <text:p>ReportPrintPageViewModel.cs</text:p>
          </table:table-cell>
          <table:table-cell office:value-type="string" table:style-name="Table Contents">
            <text:p>2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13</text:p>
          </table:table-cell>
          <table:table-cell office:value-type="string" table:style-name="Table Contents">
            <text:p>VolunteerControlPageViewModel.cs</text:p>
          </table:table-cell>
          <table:table-cell office:value-type="string" table:style-name="Table Contents">
            <text:p>53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14</text:p>
          </table:table-cell>
          <table:table-cell office:value-type="string" table:style-name="Table Contents">
            <text:p>UserAddingPageViewModel.cs</text:p>
          </table:table-cell>
          <table:table-cell office:value-type="string" table:style-name="Table Contents">
            <text:p>57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15</text:p>
          </table:table-cell>
          <table:table-cell office:value-type="string" table:style-name="Table Contents">
            <text:p>InventoryIncomingPageViewModel.cs</text:p>
          </table:table-cell>
          <table:table-cell office:value-type="string" table:style-name="Table Contents">
            <text:p>5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16</text:p>
          </table:table-cell>
          <table:table-cell office:value-type="string" table:style-name="Table Contents">
            <text:p>RacerControlPageViewModel.cs</text:p>
          </table:table-cell>
          <table:table-cell office:value-type="string" table:style-name="Table Contents">
            <text:p>113</text:p>
          </table:table-cell>
          <table:table-cell office:value-type="string" table:style-name="Table Contents">
            <text:p>5</text:p>
          </table:table-cell>
        </table:table-row>
        <table:table-row>
          <table:table-cell office:value-type="string" table:style-name="Table Contents">
            <text:p>117</text:p>
          </table:table-cell>
          <table:table-cell office:value-type="string" table:style-name="Table Contents">
            <text:p>EditingOfProfilePageViewModel.cs</text:p>
          </table:table-cell>
          <table:table-cell office:value-type="string" table:style-name="Table Contents">
            <text:p>177</text:p>
          </table:table-cell>
          <table:table-cell office:value-type="string" table:style-name="Table Contents">
            <text:p>7</text:p>
          </table:table-cell>
        </table:table-row>
        <table:table-row>
          <table:table-cell office:value-type="string" table:style-name="Table Contents">
            <text:p>118</text:p>
          </table:table-cell>
          <table:table-cell office:value-type="string" table:style-name="Table Contents">
            <text:p>CoordinatorMenuPageViewModel.cs</text:p>
          </table:table-cell>
          <table:table-cell office:value-type="string" table:style-name="Table Contents">
            <text:p>22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19</text:p>
          </table:table-cell>
          <table:table-cell office:value-type="string" table:style-name="Table Contents">
            <text:p>ControlOfUserPageViewModel.cs</text:p>
          </table:table-cell>
          <table:table-cell office:value-type="string" table:style-name="Table Contents">
            <text:p>84</text:p>
          </table:table-cell>
          <table:table-cell office:value-type="string" table:style-name="Table Contents">
            <text:p>4</text:p>
          </table:table-cell>
        </table:table-row>
        <table:table-row>
          <table:table-cell office:value-type="string" table:style-name="Table Contents">
            <text:p>120</text:p>
          </table:table-cell>
          <table:table-cell office:value-type="string" table:style-name="Table Contents">
            <text:p>SponsorViewPageViewModel.cs</text:p>
          </table:table-cell>
          <table:table-cell office:value-type="string" table:style-name="Table Contents">
            <text:p>57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21</text:p>
          </table:table-cell>
          <table:table-cell office:value-type="string" table:style-name="Table Contents">
            <text:p>.NETCoreApp,Version=v6.0.AssemblyAttributes.cs</text:p>
          </table:table-cell>
          <table:table-cell office:value-type="string" table:style-name="Table Contents">
            <text:p>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2</text:p>
          </table:table-cell>
          <table:table-cell office:value-type="string" table:style-name="Table Contents">
            <text:p>App.AssemblyInfo.cs</text:p>
          </table:table-cell>
          <table:table-cell office:value-type="string" table:style-name="Table Contents">
            <text:p>22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3</text:p>
          </table:table-cell>
          <table:table-cell office:value-type="string" table:style-name="Table Contents">
            <text:p>ApplicationContext.cs</text:p>
          </table:table-cell>
          <table:table-cell office:value-type="string" table:style-name="Table Contents">
            <text:p>52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24</text:p>
          </table:table-cell>
          <table:table-cell office:value-type="string" table:style-name="Table Contents">
            <text:p>Card.cs</text:p>
          </table:table-cell>
          <table:table-cell office:value-type="string" table:style-name="Table Contents">
            <text:p>3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5</text:p>
          </table:table-cell>
          <table:table-cell office:value-type="string" table:style-name="Table Contents">
            <text:p>Sponsorship.cs</text:p>
          </table:table-cell>
          <table:table-cell office:value-type="string" table:style-name="Table Contents">
            <text:p>21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6</text:p>
          </table:table-cell>
          <table:table-cell office:value-type="string" table:style-name="Table Contents">
            <text:p>Position.cs</text:p>
          </table:table-cell>
          <table:table-cell office:value-type="string" table:style-name="Table Contents">
            <text:p>20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7</text:p>
          </table:table-cell>
          <table:table-cell office:value-type="string" table:style-name="Table Contents">
            <text:p>InventoryType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8</text:p>
          </table:table-cell>
          <table:table-cell office:value-type="string" table:style-name="Table Contents">
            <text:p>Staff.cs</text:p>
          </table:table-cell>
          <table:table-cell office:value-type="string" table:style-name="Table Contents">
            <text:p>31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29</text:p>
          </table:table-cell>
          <table:table-cell office:value-type="string" table:style-name="Table Contents">
            <text:p>Timesheet.cs</text:p>
          </table:table-cell>
          <table:table-cell office:value-type="string" table:style-name="Table Contents">
            <text:p>2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0</text:p>
          </table:table-cell>
          <table:table-cell office:value-type="string" table:style-name="Table Contents">
            <text:p>Result.cs</text:p>
          </table:table-cell>
          <table:table-cell office:value-type="string" table:style-name="Table Contents">
            <text:p>3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1</text:p>
          </table:table-cell>
          <table:table-cell office:value-type="string" table:style-name="Table Contents">
            <text:p>Race.cs</text:p>
          </table:table-cell>
          <table:table-cell office:value-type="string" table:style-name="Table Contents">
            <text:p>2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2</text:p>
          </table:table-cell>
          <table:table-cell office:value-type="string" table:style-name="Table Contents">
            <text:p>User.cs</text:p>
          </table:table-cell>
          <table:table-cell office:value-type="string" table:style-name="Table Contents">
            <text:p>36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3</text:p>
          </table:table-cell>
          <table:table-cell office:value-type="string" table:style-name="Table Contents">
            <text:p>Volunteer.cs</text:p>
          </table:table-cell>
          <table:table-cell office:value-type="string" table:style-name="Table Contents">
            <text:p>32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4</text:p>
          </table:table-cell>
          <table:table-cell office:value-type="string" table:style-name="Table Contents">
            <text:p>Racer.cs</text:p>
          </table:table-cell>
          <table:table-cell office:value-type="string" table:style-name="Table Contents">
            <text:p>45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35</text:p>
          </table:table-cell>
          <table:table-cell office:value-type="string" table:style-name="Table Contents">
            <text:p>AgeCategory.cs</text:p>
          </table:table-cell>
          <table:table-cell office:value-type="string" table:style-name="Table Contents">
            <text:p>8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6</text:p>
          </table:table-cell>
          <table:table-cell office:value-type="string" table:style-name="Table Contents">
            <text:p>Country.cs</text:p>
          </table:table-cell>
          <table:table-cell office:value-type="string" table:style-name="Table Contents">
            <text:p>16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7</text:p>
          </table:table-cell>
          <table:table-cell office:value-type="string" table:style-name="Table Contents">
            <text:p>Role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8</text:p>
          </table:table-cell>
          <table:table-cell office:value-type="string" table:style-name="Table Contents">
            <text:p>EventType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39</text:p>
          </table:table-cell>
          <table:table-cell office:value-type="string" table:style-name="Table Contents">
            <text:p>Event.cs</text:p>
          </table:table-cell>
          <table:table-cell office:value-type="string" table:style-name="Table Contents">
            <text:p>29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0</text:p>
          </table:table-cell>
          <table:table-cell office:value-type="string" table:style-name="Table Contents">
            <text:p>Registration.cs</text:p>
          </table:table-cell>
          <table:table-cell office:value-type="string" table:style-name="Table Contents">
            <text:p>42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41</text:p>
          </table:table-cell>
          <table:table-cell office:value-type="string" table:style-name="Table Contents">
            <text:p>RegistrationStatus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2</text:p>
          </table:table-cell>
          <table:table-cell office:value-type="string" table:style-name="Table Contents">
            <text:p>Gender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3</text:p>
          </table:table-cell>
          <table:table-cell office:value-type="string" table:style-name="Table Contents">
            <text:p>File.cs</text:p>
          </table:table-cell>
          <table:table-cell office:value-type="string" table:style-name="Table Contents">
            <text:p>16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4</text:p>
          </table:table-cell>
          <table:table-cell office:value-type="string" table:style-name="Table Contents">
            <text:p>IncomingInventory.cs</text:p>
          </table:table-cell>
          <table:table-cell office:value-type="string" table:style-name="Table Contents">
            <text:p>19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5</text:p>
          </table:table-cell>
          <table:table-cell office:value-type="string" table:style-name="Table Contents">
            <text:p>Charity.cs</text:p>
          </table:table-cell>
          <table:table-cell office:value-type="string" table:style-name="Table Contents">
            <text:p>35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6</text:p>
          </table:table-cell>
          <table:table-cell office:value-type="string" table:style-name="Table Contents">
            <text:p>VolunteerMap.cs</text:p>
          </table:table-cell>
          <table:table-cell office:value-type="string" table:style-name="Table Contents">
            <text:p>16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7</text:p>
          </table:table-cell>
          <table:table-cell office:value-type="string" table:style-name="Table Contents">
            <text:p>InventoryControl.cs</text:p>
          </table:table-cell>
          <table:table-cell office:value-type="string" table:style-name="Table Contents">
            <text:p>30</text:p>
          </table:table-cell>
          <table:table-cell office:value-type="string" table:style-name="Table Contents">
            <text:p>2</text:p>
          </table:table-cell>
        </table:table-row>
        <table:table-row>
          <table:table-cell office:value-type="string" table:style-name="Table Contents">
            <text:p>148</text:p>
          </table:table-cell>
          <table:table-cell office:value-type="string" table:style-name="Table Contents">
            <text:p>MyResult.cs</text:p>
          </table:table-cell>
          <table:table-cell office:value-type="string" table:style-name="Table Contents">
            <text:p>11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49</text:p>
          </table:table-cell>
          <table:table-cell office:value-type="string" table:style-name="Table Contents">
            <text:p>ViewRacer.cs</text:p>
          </table:table-cell>
          <table:table-cell office:value-type="string" table:style-name="Table Contents">
            <text:p>17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50</text:p>
          </table:table-cell>
          <table:table-cell office:value-type="string" table:style-name="Table Contents">
            <text:p>PastResult.cs</text:p>
          </table:table-cell>
          <table:table-cell office:value-type="string" table:style-name="Table Contents">
            <text:p>14</text:p>
          </table:table-cell>
          <table:table-cell office:value-type="string" table:style-name="Table Contents">
            <text:p>1</text:p>
          </table:table-cell>
        </table:table-row>
        <table:table-row>
          <table:table-cell office:value-type="string" table:style-name="Table Contents">
            <text:p>151</text:p>
          </table:table-cell>
          <table:table-cell office:value-type="string" table:style-name="Table Contents">
            <text:p>ViewUser.cs</text:p>
          </table:table-cell>
          <table:table-cell office:value-type="string" table:style-name="Table Contents">
            <text:p>12</text:p>
          </table:table-cell>
          <table:table-cell office:value-type="string" table:style-name="Table Contents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